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22.00pt" fo:font-weight="bold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6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8.00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8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9" style:family="text">
      <style:text-properties fo:font-size="18.00pt" fo:font-weight="normal" fo:font-family="宋体" style:font-family-asian="宋体" style:font-family-complex="宋体" fo:background-color="transparent" style:use-window-font-color="true"/>
    </style:style>
    <style:style style:name="T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238.35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238.3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238.35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238.35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 fo:margin-right="-28.35pt">
        <style:tab-stops>
          <style:tab-stop style:position="31.50pt"/>
          <style:tab-stop style:position="34.5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238.35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238.35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238.40pt"/>
          <style:tab-stop style:position="3286.90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TableColumn0100" style:family="table-column">
      <style:table-column-properties style:column-width="3.348611in"/>
    </style:style>
    <style:style style:name="TableColumn0101" style:family="table-column">
      <style:table-column-properties style:column-width="3.349306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3.349306in"/>
    </style:style>
    <style:style style:name="TableColumn0201" style:family="table-column">
      <style:table-column-properties style:column-width="3.349306in"/>
    </style:style>
    <style:style style:name="Table02" style:family="table">
      <style:table-properties style:width="6.69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CSS</text:span><text:span text:style-name="T2">字体和文本相关属性</text:span></text:p>
      <text:p text:style-name="P1"><text:span text:style-name="T3">css</text:span><text:span text:style-name="T4">中可以把文本定义为类选择器</text:span></text:p>
      <text:p text:style-name="P1"><text:span text:style-name="T4">语法：</text:span></text:p>
      <text:p text:style-name="P1"><text:span text:style-name="T5">p.one{</text:span></text:p>
      <text:p text:style-name="P1"><text:span text:style-name="T5">css</text:span><text:span text:style-name="T6">属性</text:span></text:p>
      <text:p text:style-name="P1"><text:span text:style-name="T7">}</text:span></text:p>
      <text:p text:style-name="P1"><text:span text:style-name="T8">调用</text:span><text:span text:style-name="T9">class="</text:span><text:span text:style-name="T10">类名</text:span><text:span text:style-name="T11">"</text:span></text:p>
      <text:p text:style-name="P1"><text:span text:style-name="T12">1,CSS</text:span><text:span text:style-name="T13">为控制文本的字体提供了大量的属性，这些属性主要用于设置字体的大小，样式，粗细，类型等。</text:span></text:p>
      <text:p text:style-name="P1"><text:span text:style-name="T14">字体常用属性</text:span><text:span text:style-name="T15">: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7">font-family<text:s/></text:span><text:span text:style-name="T18"/></text:p>
          </table:table-cell>
          <table:table-cell table:style-name="TableCell010001">
            <text:p text:style-name="P3"><text:span text:style-name="T19"><text:s/></text:span><text:span text:style-name="T20">规定文本的字体系列。比如</text:span><text:span text:style-name="T21">:"serif","sans-serif"</text:span><text:span text:style-name="T22">等</text:span><text:span text:style-name="T23"/></text:p>
          </table:table-cell>
        </table:table-row>
        <table:table-row table:style-name="TableRow0101">
          <table:table-cell table:style-name="TableCell010100">
            <text:p text:style-name="P6"><text:span text:style-name="T24">font-size<text:s/></text:span><text:span text:style-name="T25"/></text:p>
          </table:table-cell>
          <table:table-cell table:style-name="TableCell010101">
            <text:p text:style-name="P6"><text:span text:style-name="T26"><text:s/></text:span><text:span text:style-name="T27">规定文本的字体的尺寸。</text:span><text:span text:style-name="T28"/></text:p>
          </table:table-cell>
        </table:table-row>
        <table:table-row table:style-name="TableRow0102">
          <table:table-cell table:style-name="TableCell010200">
            <text:p text:style-name="P8"><text:span text:style-name="T29">font-style</text:span><text:span text:style-name="T30"/></text:p>
          </table:table-cell>
          <table:table-cell table:style-name="TableCell010201">
            <text:p text:style-name="P9"><text:span text:style-name="T31"><text:s text:c="2"/></text:span><text:span text:style-name="T32"><text:s/></text:span><text:span text:style-name="T33">规定文本的字体样式。主要有</text:span><text:span text:style-name="T34">noraml</text:span><text:span text:style-name="T35">正常文本，</text:span><text:span text:style-name="T36">italic</text:span><text:span text:style-name="T37">斜体，</text:span><text:span text:style-name="T38"><text:s text:c="24"/>oblique</text:span><text:span text:style-name="T39">字体倾斜</text:span><text:span text:style-name="T40"/></text:p>
          </table:table-cell>
        </table:table-row>
        <table:table-row table:style-name="TableRow0103">
          <table:table-cell table:style-name="TableCell010300">
            <text:p text:style-name="P11"><text:span text:style-name="T41"><text:s/></text:span><text:span text:style-name="T42">font-weight</text:span><text:span text:style-name="T43"/></text:p>
          </table:table-cell>
          <table:table-cell table:style-name="TableCell010301">
            <text:p text:style-name="P11"><text:span text:style-name="T44"><text:s/></text:span><text:span text:style-name="T45">规定字体的粗细。主要有</text:span><text:span text:style-name="T46">normal</text:span><text:span text:style-name="T47">，lighter小粗体 ，</text:span><text:span text:style-name="T48">bold</text:span><text:span text:style-name="T49">大粗体</text:span><text:span text:style-name="T50">，bolder最多加粗，自定义粗细</text:span><text:span text:style-name="T51"/></text:p>
          </table:table-cell>
        </table:table-row>
      </table:table>
      <text:p text:style-name="P13"><text:span text:style-name="T52">文字大小单位：</text:span></text:p>
      <text:p text:style-name="P13"><text:span text:style-name="T52">px</text:span></text:p>
      <text:p text:style-name="P13"><text:span text:style-name="T52">相对长度单位。像素（plxel）。</text:span></text:p>
      <text:p text:style-name="P13"><text:span text:style-name="T52">em</text:span></text:p>
      <text:p text:style-name="P13"><text:span text:style-name="T52">相对长度单位。相对于当前对象内文本得字体的尺寸。</text:span></text:p>
      <text:p text:style-name="P13"><text:span text:style-name="T52">ex</text:span></text:p>
      <text:p text:style-name="P13"><text:span text:style-name="T52">相对长度单位。相对于字符"x"的高度。此高度通常为文字尺寸的一半。</text:span></text:p>
      <text:p text:style-name="P13"><text:span text:style-name="T52">pt</text:span></text:p>
      <text:p text:style-name="P13"><text:span text:style-name="T52">绝对长度单位。点（point）。</text:span></text:p>
      <text:p text:style-name="P13"><text:span text:style-name="T52">pc</text:span></text:p>
      <text:p text:style-name="P13"><text:span text:style-name="T52">绝对长度单位。派卡（pica）。相对与我国新四号铅字的尺寸。</text:span></text:p>
      <text:p text:style-name="P13"><text:span text:style-name="T52">in</text:span></text:p>
      <text:p text:style-name="P13"><text:span text:style-name="T52">绝对长度单位。英寸（inch）</text:span></text:p>
      <text:p text:style-name="P13"><text:span text:style-name="T52">1in=2.54cm=25.4mm=72pt=6pc</text:span></text:p>
      <text:p text:style-name="P13"><text:span text:style-name="T52">mm</text:span></text:p>
      <text:p text:style-name="P13"><text:span text:style-name="T52">绝对长度单位。毫米</text:span></text:p>
      <text:p text:style-name="P13"><text:span text:style-name="T52"/></text:p>
      <text:p text:style-name="P13"><text:span text:style-name="T52">cm</text:span></text:p>
      <text:p text:style-name="P13"><text:span text:style-name="T52">绝对长度单位。厘米</text:span><text:span text:style-name="T53"/></text:p>
      <text:p text:style-name="P13"><text:span text:style-name="T54">2,CSS</text:span><text:span text:style-name="T55">为控制文本提供了大量的属性，这些只要用于控制文本的颜色，修饰，字符间距等外观。</text:span></text:p>
      <text:p text:style-name="P13"><text:span text:style-name="T55">文本常用属性</text:span><text:span text:style-name="T56">: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5"><text:span text:style-name="T58">color</text:span><text:span text:style-name="T59"/></text:p>
          </table:table-cell>
          <table:table-cell table:style-name="TableCell020001">
            <text:p text:style-name="P15"><text:span text:style-name="T60">设置文本颜色</text:span><text:span text:style-name="T61"/></text:p>
          </table:table-cell>
        </table:table-row>
        <table:table-row table:style-name="TableRow0201">
          <table:table-cell table:style-name="TableCell020100">
            <text:p text:style-name="P18"><text:span text:style-name="T62">letter-spacing</text:span><text:span text:style-name="T63"/></text:p>
          </table:table-cell>
          <table:table-cell table:style-name="TableCell020101">
            <text:p text:style-name="P18"><text:span text:style-name="T64">设置字符间距</text:span><text:span text:style-name="T65"/></text:p>
          </table:table-cell>
        </table:table-row>
        <table:table-row table:style-name="TableRow0202">
          <table:table-cell table:style-name="TableCell020200">
            <text:p text:style-name="P20"><text:span text:style-name="T66">line-height</text:span><text:span text:style-name="T67"/></text:p>
          </table:table-cell>
          <table:table-cell table:style-name="TableCell020201">
            <text:p text:style-name="P20"><text:span text:style-name="T68">设置文本行高</text:span><text:span text:style-name="T69"/></text:p>
          </table:table-cell>
        </table:table-row>
        <table:table-row table:style-name="TableRow0203">
          <table:table-cell table:style-name="TableCell020300">
            <text:p text:style-name="P22"><text:span text:style-name="T70">text-align</text:span><text:span text:style-name="T71"/></text:p>
          </table:table-cell>
          <table:table-cell table:style-name="TableCell020301">
            <text:p text:style-name="P22"><text:span text:style-name="T72">设置文本的对齐方式</text:span><text:span text:style-name="T73">,</text:span><text:span text:style-name="T74">只要有</text:span></text:p>
            <text:p text:style-name="P22"><text:span text:style-name="T75">left</text:span><text:span text:style-name="T76">左对齐</text:span><text:span text:style-name="T77">,right</text:span><text:span text:style-name="T78">右对齐</text:span><text:span text:style-name="T79">,center</text:span><text:span text:style-name="T80">居中</text:span><text:span text:style-name="T81"/></text:p>
          </table:table-cell>
        </table:table-row>
        <table:table-row table:style-name="TableRow0204">
          <table:table-cell table:style-name="TableCell020400">
            <text:p text:style-name="P24"><text:span text:style-name="T82">text-decoration</text:span><text:span text:style-name="T83"/></text:p>
          </table:table-cell>
          <table:table-cell table:style-name="TableCell020401">
            <text:p text:style-name="P24"><text:span text:style-name="T84">设置文本的装饰效果，主要有</text:span><text:span text:style-name="T85">overline</text:span><text:span text:style-name="T86">上划线，</text:span><text:span text:style-name="T87">underline</text:span><text:span text:style-name="T88">下划线，</text:span><text:span text:style-name="T89">line-through</text:span><text:span text:style-name="T90">删除线，none默认</text:span><text:span text:style-name="T91"/></text:p>
          </table:table-cell>
        </table:table-row>
        <table:table-row table:style-name="TableRow0205">
          <table:table-cell table:style-name="TableCell020500">
            <text:p text:style-name="P26"><text:span text:style-name="T92">text-indent</text:span><text:span text:style-name="T93"/></text:p>
          </table:table-cell>
          <table:table-cell table:style-name="TableCell020501">
            <text:p text:style-name="P26"><text:span text:style-name="T94">设置文本块首行缩进</text:span><text:span text:style-name="T95"/></text:p>
          </table:table-cell>
        </table:table-row>
        <table:table-row table:style-name="TableRow0206">
          <table:table-cell table:style-name="TableCell020600">
            <text:p text:style-name="P28"><text:span text:style-name="T96">text-transform</text:span><text:span text:style-name="T97"/></text:p>
          </table:table-cell>
          <table:table-cell table:style-name="TableCell020601">
            <text:p text:style-name="P28"><text:span text:style-name="T98">控制文本的大小写，主要有</text:span><text:span text:style-name="T99">uppercase</text:span><text:span text:style-name="T100">，</text:span><text:span text:style-name="T101">lowercase</text:span><text:span text:style-name="T102">，</text:span><text:span text:style-name="T103">capitalize</text:span><text:span text:style-name="T104"/></text:p>
          </table:table-cell>
        </table:table-row>
        <table:table-row table:style-name="TableRow0207">
          <table:table-cell table:style-name="TableCell020700">
            <text:p text:style-name="P30"><text:span text:style-name="T105">word-spacing</text:span><text:span text:style-name="T106"/></text:p>
          </table:table-cell>
          <table:table-cell table:style-name="TableCell020701">
            <text:p text:style-name="P30"><text:span text:style-name="T107">设置单词间距</text:span><text:span text:style-name="T108"/></text:p>
          </table:table-cell>
        </table:table-row>
      </table:table>
      <text:p text:style-name="P32"><text:span text:style-name="T108"/></text:p>
      <text:p text:style-name="P32"><text:span text:style-name="T109">给文本的首字放大</text:span></text:p>
      <text:p text:style-name="P32"><text:span text:style-name="T109">&lt;span&gt;首字 &lt;span&gt;</text:span></text:p>
      <text:p text:style-name="P32"><text:span text:style-name="T109">font-size:首字大小</text:span></text:p>
      <text:p text:style-name="P32"><text:span text:style-name="T109">float:left首字下沉</text:span></text:p>
      <text:p text:style-name="P32"><text:span text:style-name="T109">padding-right:与右边的间距</text:span></text:p>
      <text:p text:style-name="P32"><text:span text:style-name="T109">等。</text:span><text:span text:style-name="T110"/></text:p>
      <text:p text:style-name="P32"><text:span text:style-name="T1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